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50403112421801</text:p>
          </table:table-cell>
          <table:table-cell office:value-type="string" calcext:value-type="string">
            <text:p>2021-10-07 18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91688" calcext:value-type="float">
            <text:p>15.791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403112421801</text:p>
          </table:table-cell>
          <table:table-cell office:value-type="string" calcext:value-type="string">
            <text:p>2021-10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85592" calcext:value-type="float">
            <text:p>15.785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403112421801</text:p>
          </table:table-cell>
          <table:table-cell office:value-type="string" calcext:value-type="string">
            <text:p>2021-10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91688" calcext:value-type="float">
            <text:p>15.791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403112421801</text:p>
          </table:table-cell>
          <table:table-cell office:value-type="string" calcext:value-type="string">
            <text:p>2021-10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0832" calcext:value-type="float">
            <text:p>15.800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403112421801</text:p>
          </table:table-cell>
          <table:table-cell office:value-type="string" calcext:value-type="string">
            <text:p>2021-10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0832" calcext:value-type="float">
            <text:p>15.800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403112421801</text:p>
          </table:table-cell>
          <table:table-cell office:value-type="string" calcext:value-type="string">
            <text:p>2021-10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0832" calcext:value-type="float">
            <text:p>15.800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403112421801</text:p>
          </table:table-cell>
          <table:table-cell office:value-type="string" calcext:value-type="string">
            <text:p>2021-10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97784" calcext:value-type="float">
            <text:p>15.797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403112421801</text:p>
          </table:table-cell>
          <table:table-cell office:value-type="string" calcext:value-type="string">
            <text:p>2021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8864" calcext:value-type="float">
            <text:p>15.78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403112421801</text:p>
          </table:table-cell>
          <table:table-cell office:value-type="string" calcext:value-type="string">
            <text:p>2021-09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9496" calcext:value-type="float">
            <text:p>15.77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403112421801</text:p>
          </table:table-cell>
          <table:table-cell office:value-type="string" calcext:value-type="string">
            <text:p>2021-09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34" calcext:value-type="float">
            <text:p>15.77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403112421801</text:p>
          </table:table-cell>
          <table:table-cell office:value-type="string" calcext:value-type="string">
            <text:p>2021-09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91688" calcext:value-type="float">
            <text:p>15.791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403112421801</text:p>
          </table:table-cell>
          <table:table-cell office:value-type="string" calcext:value-type="string">
            <text:p>2021-09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97784" calcext:value-type="float">
            <text:p>15.797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403112421801</text:p>
          </table:table-cell>
          <table:table-cell office:value-type="string" calcext:value-type="string">
            <text:p>2021-09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388" calcext:value-type="float">
            <text:p>15.80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403112421801</text:p>
          </table:table-cell>
          <table:table-cell office:value-type="string" calcext:value-type="string">
            <text:p>2021-09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0832" calcext:value-type="float">
            <text:p>15.800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403112421801</text:p>
          </table:table-cell>
          <table:table-cell office:value-type="string" calcext:value-type="string">
            <text:p>2021-09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0832" calcext:value-type="float">
            <text:p>15.800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403112421801</text:p>
          </table:table-cell>
          <table:table-cell office:value-type="string" calcext:value-type="string">
            <text:p>2021-09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16072" calcext:value-type="float">
            <text:p>15.816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403112421801</text:p>
          </table:table-cell>
          <table:table-cell office:value-type="string" calcext:value-type="string">
            <text:p>2021-09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22168" calcext:value-type="float">
            <text:p>15.822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403112421801</text:p>
          </table:table-cell>
          <table:table-cell office:value-type="string" calcext:value-type="string">
            <text:p>2021-09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388" calcext:value-type="float">
            <text:p>15.80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403112421801</text:p>
          </table:table-cell>
          <table:table-cell office:value-type="string" calcext:value-type="string">
            <text:p>2021-09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97784" calcext:value-type="float">
            <text:p>15.797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403112421801</text:p>
          </table:table-cell>
          <table:table-cell office:value-type="string" calcext:value-type="string">
            <text:p>2021-09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388" calcext:value-type="float">
            <text:p>15.80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403112421801</text:p>
          </table:table-cell>
          <table:table-cell office:value-type="string" calcext:value-type="string">
            <text:p>2021-09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388" calcext:value-type="float">
            <text:p>15.80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403112421801</text:p>
          </table:table-cell>
          <table:table-cell office:value-type="string" calcext:value-type="string">
            <text:p>2021-09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91688" calcext:value-type="float">
            <text:p>15.791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403112421801</text:p>
          </table:table-cell>
          <table:table-cell office:value-type="string" calcext:value-type="string">
            <text:p>2021-09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97784" calcext:value-type="float">
            <text:p>15.797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403112421801</text:p>
          </table:table-cell>
          <table:table-cell office:value-type="string" calcext:value-type="string">
            <text:p>2021-09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97784" calcext:value-type="float">
            <text:p>15.797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403112421801</text:p>
          </table:table-cell>
          <table:table-cell office:value-type="string" calcext:value-type="string">
            <text:p>2021-09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97784" calcext:value-type="float">
            <text:p>15.797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403112421801</text:p>
          </table:table-cell>
          <table:table-cell office:value-type="string" calcext:value-type="string">
            <text:p>2021-09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0832" calcext:value-type="float">
            <text:p>15.800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403112421801</text:p>
          </table:table-cell>
          <table:table-cell office:value-type="string" calcext:value-type="string">
            <text:p>2021-09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9976" calcext:value-type="float">
            <text:p>15.809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403112421801</text:p>
          </table:table-cell>
          <table:table-cell office:value-type="string" calcext:value-type="string">
            <text:p>2021-09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9976" calcext:value-type="float">
            <text:p>15.809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403112421801</text:p>
          </table:table-cell>
          <table:table-cell office:value-type="string" calcext:value-type="string">
            <text:p>2021-09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6928" calcext:value-type="float">
            <text:p>15.806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403112421801</text:p>
          </table:table-cell>
          <table:table-cell office:value-type="string" calcext:value-type="string">
            <text:p>2021-09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6928" calcext:value-type="float">
            <text:p>15.806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403112421801</text:p>
          </table:table-cell>
          <table:table-cell office:value-type="string" calcext:value-type="string">
            <text:p>2021-09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0832" calcext:value-type="float">
            <text:p>15.800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403112421801</text:p>
          </table:table-cell>
          <table:table-cell office:value-type="string" calcext:value-type="string">
            <text:p>2021-09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6928" calcext:value-type="float">
            <text:p>15.806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403112421801</text:p>
          </table:table-cell>
          <table:table-cell office:value-type="string" calcext:value-type="string">
            <text:p>2021-09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0832" calcext:value-type="float">
            <text:p>15.800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403112421801</text:p>
          </table:table-cell>
          <table:table-cell office:value-type="string" calcext:value-type="string">
            <text:p>2021-09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94736" calcext:value-type="float">
            <text:p>15.79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403112421801</text:p>
          </table:table-cell>
          <table:table-cell office:value-type="string" calcext:value-type="string">
            <text:p>2021-09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91688" calcext:value-type="float">
            <text:p>15.791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403112421801</text:p>
          </table:table-cell>
          <table:table-cell office:value-type="string" calcext:value-type="string">
            <text:p>2021-09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91688" calcext:value-type="float">
            <text:p>15.791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403112421801</text:p>
          </table:table-cell>
          <table:table-cell office:value-type="string" calcext:value-type="string">
            <text:p>2021-09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82544" calcext:value-type="float">
            <text:p>15.782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403112421801</text:p>
          </table:table-cell>
          <table:table-cell office:value-type="string" calcext:value-type="string">
            <text:p>2021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85592" calcext:value-type="float">
            <text:p>15.785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403112421801</text:p>
          </table:table-cell>
          <table:table-cell office:value-type="string" calcext:value-type="string">
            <text:p>2021-08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97784" calcext:value-type="float">
            <text:p>15.797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403112421801</text:p>
          </table:table-cell>
          <table:table-cell office:value-type="string" calcext:value-type="string">
            <text:p>2021-08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388" calcext:value-type="float">
            <text:p>15.80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403112421801</text:p>
          </table:table-cell>
          <table:table-cell office:value-type="string" calcext:value-type="string">
            <text:p>2021-08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388" calcext:value-type="float">
            <text:p>15.80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403112421801</text:p>
          </table:table-cell>
          <table:table-cell office:value-type="string" calcext:value-type="string">
            <text:p>2021-08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0832" calcext:value-type="float">
            <text:p>15.800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403112421801</text:p>
          </table:table-cell>
          <table:table-cell office:value-type="string" calcext:value-type="string">
            <text:p>2021-08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6928" calcext:value-type="float">
            <text:p>15.806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403112421801</text:p>
          </table:table-cell>
          <table:table-cell office:value-type="string" calcext:value-type="string">
            <text:p>2021-08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13024" calcext:value-type="float">
            <text:p>15.813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403112421801</text:p>
          </table:table-cell>
          <table:table-cell office:value-type="string" calcext:value-type="string">
            <text:p>2021-08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13024" calcext:value-type="float">
            <text:p>15.813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403112421801</text:p>
          </table:table-cell>
          <table:table-cell office:value-type="string" calcext:value-type="string">
            <text:p>2021-08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6928" calcext:value-type="float">
            <text:p>15.806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403112421801</text:p>
          </table:table-cell>
          <table:table-cell office:value-type="string" calcext:value-type="string">
            <text:p>2021-08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0832" calcext:value-type="float">
            <text:p>15.800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403112421801</text:p>
          </table:table-cell>
          <table:table-cell office:value-type="string" calcext:value-type="string">
            <text:p>2021-08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97784" calcext:value-type="float">
            <text:p>15.797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403112421801</text:p>
          </table:table-cell>
          <table:table-cell office:value-type="string" calcext:value-type="string">
            <text:p>2021-08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0832" calcext:value-type="float">
            <text:p>15.800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403112421801</text:p>
          </table:table-cell>
          <table:table-cell office:value-type="string" calcext:value-type="string">
            <text:p>2021-08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388" calcext:value-type="float">
            <text:p>15.80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403112421801</text:p>
          </table:table-cell>
          <table:table-cell office:value-type="string" calcext:value-type="string">
            <text:p>2021-08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388" calcext:value-type="float">
            <text:p>15.80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403112421801</text:p>
          </table:table-cell>
          <table:table-cell office:value-type="string" calcext:value-type="string">
            <text:p>2021-08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0832" calcext:value-type="float">
            <text:p>15.800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403112421801</text:p>
          </table:table-cell>
          <table:table-cell office:value-type="string" calcext:value-type="string">
            <text:p>2021-08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388" calcext:value-type="float">
            <text:p>15.80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403112421801</text:p>
          </table:table-cell>
          <table:table-cell office:value-type="string" calcext:value-type="string">
            <text:p>2021-08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25216" calcext:value-type="float">
            <text:p>15.825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403112421801</text:p>
          </table:table-cell>
          <table:table-cell office:value-type="string" calcext:value-type="string">
            <text:p>2021-08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31312" calcext:value-type="float">
            <text:p>15.831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403112421801</text:p>
          </table:table-cell>
          <table:table-cell office:value-type="string" calcext:value-type="string">
            <text:p>2021-08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3436" calcext:value-type="float">
            <text:p>15.834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403112421801</text:p>
          </table:table-cell>
          <table:table-cell office:value-type="string" calcext:value-type="string">
            <text:p>2021-08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31312" calcext:value-type="float">
            <text:p>15.831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403112421801</text:p>
          </table:table-cell>
          <table:table-cell office:value-type="string" calcext:value-type="string">
            <text:p>2021-08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3436" calcext:value-type="float">
            <text:p>15.834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403112421801</text:p>
          </table:table-cell>
          <table:table-cell office:value-type="string" calcext:value-type="string">
            <text:p>2021-08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37408" calcext:value-type="float">
            <text:p>15.837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403112421801</text:p>
          </table:table-cell>
          <table:table-cell office:value-type="string" calcext:value-type="string">
            <text:p>2021-08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0456" calcext:value-type="float">
            <text:p>15.84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403112421801</text:p>
          </table:table-cell>
          <table:table-cell office:value-type="string" calcext:value-type="string">
            <text:p>2021-08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0456" calcext:value-type="float">
            <text:p>15.84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403112421801</text:p>
          </table:table-cell>
          <table:table-cell office:value-type="string" calcext:value-type="string">
            <text:p>2021-08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6552" calcext:value-type="float">
            <text:p>15.846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403112421801</text:p>
          </table:table-cell>
          <table:table-cell office:value-type="string" calcext:value-type="string">
            <text:p>2021-08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96" calcext:value-type="float">
            <text:p>15.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403112421801</text:p>
          </table:table-cell>
          <table:table-cell office:value-type="string" calcext:value-type="string">
            <text:p>2021-08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55696" calcext:value-type="float">
            <text:p>15.855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403112421801</text:p>
          </table:table-cell>
          <table:table-cell office:value-type="string" calcext:value-type="string">
            <text:p>2021-08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58744" calcext:value-type="float">
            <text:p>15.858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403112421801</text:p>
          </table:table-cell>
          <table:table-cell office:value-type="string" calcext:value-type="string">
            <text:p>2021-08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67888" calcext:value-type="float">
            <text:p>15.867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403112421801</text:p>
          </table:table-cell>
          <table:table-cell office:value-type="string" calcext:value-type="string">
            <text:p>2021-08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008" calcext:value-type="float">
            <text:p>15.88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403112421801</text:p>
          </table:table-cell>
          <table:table-cell office:value-type="string" calcext:value-type="string">
            <text:p>2021-08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6176" calcext:value-type="float">
            <text:p>15.886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403112421801</text:p>
          </table:table-cell>
          <table:table-cell office:value-type="string" calcext:value-type="string">
            <text:p>2021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92272" calcext:value-type="float">
            <text:p>15.892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403112421801</text:p>
          </table:table-cell>
          <table:table-cell office:value-type="string" calcext:value-type="string">
            <text:p>2021-07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9532" calcext:value-type="float">
            <text:p>15.89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403112421801</text:p>
          </table:table-cell>
          <table:table-cell office:value-type="string" calcext:value-type="string">
            <text:p>2021-07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01416" calcext:value-type="float">
            <text:p>15.901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403112421801</text:p>
          </table:table-cell>
          <table:table-cell office:value-type="string" calcext:value-type="string">
            <text:p>2021-07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056" calcext:value-type="float">
            <text:p>15.91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403112421801</text:p>
          </table:table-cell>
          <table:table-cell office:value-type="string" calcext:value-type="string">
            <text:p>2021-07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6656" calcext:value-type="float">
            <text:p>15.916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403112421801</text:p>
          </table:table-cell>
          <table:table-cell office:value-type="string" calcext:value-type="string">
            <text:p>2021-07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22752" calcext:value-type="float">
            <text:p>15.922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403112421801</text:p>
          </table:table-cell>
          <table:table-cell office:value-type="string" calcext:value-type="string">
            <text:p>2021-07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28848" calcext:value-type="float">
            <text:p>15.92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403112421801</text:p>
          </table:table-cell>
          <table:table-cell office:value-type="string" calcext:value-type="string">
            <text:p>2021-07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37992" calcext:value-type="float">
            <text:p>15.937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403112421801</text:p>
          </table:table-cell>
          <table:table-cell office:value-type="string" calcext:value-type="string">
            <text:p>2021-07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74568" calcext:value-type="float">
            <text:p>15.974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403112421801</text:p>
          </table:table-cell>
          <table:table-cell office:value-type="string" calcext:value-type="string">
            <text:p>2021-07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95904" calcext:value-type="float">
            <text:p>15.99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403112421801</text:p>
          </table:table-cell>
          <table:table-cell office:value-type="string" calcext:value-type="string">
            <text:p>2021-07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95904" calcext:value-type="float">
            <text:p>15.99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403112421801</text:p>
          </table:table-cell>
          <table:table-cell office:value-type="string" calcext:value-type="string">
            <text:p>2021-07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02" calcext:value-type="float">
            <text:p>16.0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403112421801</text:p>
          </table:table-cell>
          <table:table-cell office:value-type="string" calcext:value-type="string">
            <text:p>2021-07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08096" calcext:value-type="float">
            <text:p>16.00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403112421801</text:p>
          </table:table-cell>
          <table:table-cell office:value-type="string" calcext:value-type="string">
            <text:p>2021-07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02" calcext:value-type="float">
            <text:p>16.0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403112421801</text:p>
          </table:table-cell>
          <table:table-cell office:value-type="string" calcext:value-type="string">
            <text:p>2021-07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92856" calcext:value-type="float">
            <text:p>15.99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403112421801</text:p>
          </table:table-cell>
          <table:table-cell office:value-type="string" calcext:value-type="string">
            <text:p>2021-07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83712" calcext:value-type="float">
            <text:p>15.983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403112421801</text:p>
          </table:table-cell>
          <table:table-cell office:value-type="string" calcext:value-type="string">
            <text:p>2021-07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98952" calcext:value-type="float">
            <text:p>15.99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403112421801</text:p>
          </table:table-cell>
          <table:table-cell office:value-type="string" calcext:value-type="string">
            <text:p>2021-07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35528" calcext:value-type="float">
            <text:p>16.03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403112421801</text:p>
          </table:table-cell>
          <table:table-cell office:value-type="string" calcext:value-type="string">
            <text:p>2021-07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50768" calcext:value-type="float">
            <text:p>16.05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403112421801</text:p>
          </table:table-cell>
          <table:table-cell office:value-type="string" calcext:value-type="string">
            <text:p>2021-07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44672" calcext:value-type="float">
            <text:p>16.04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403112421801</text:p>
          </table:table-cell>
          <table:table-cell office:value-type="string" calcext:value-type="string">
            <text:p>2021-07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4772" calcext:value-type="float">
            <text:p>16.04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403112421801</text:p>
          </table:table-cell>
          <table:table-cell office:value-type="string" calcext:value-type="string">
            <text:p>2021-07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50768" calcext:value-type="float">
            <text:p>16.05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403112421801</text:p>
          </table:table-cell>
          <table:table-cell office:value-type="string" calcext:value-type="string">
            <text:p>2021-07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50768" calcext:value-type="float">
            <text:p>16.05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403112421801</text:p>
          </table:table-cell>
          <table:table-cell office:value-type="string" calcext:value-type="string">
            <text:p>2021-07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44672" calcext:value-type="float">
            <text:p>16.04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403112421801</text:p>
          </table:table-cell>
          <table:table-cell office:value-type="string" calcext:value-type="string">
            <text:p>2021-07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41624" calcext:value-type="float">
            <text:p>16.04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403112421801</text:p>
          </table:table-cell>
          <table:table-cell office:value-type="string" calcext:value-type="string">
            <text:p>2021-07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44672" calcext:value-type="float">
            <text:p>16.04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403112421801</text:p>
          </table:table-cell>
          <table:table-cell office:value-type="string" calcext:value-type="string">
            <text:p>2021-07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50768" calcext:value-type="float">
            <text:p>16.05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403112421801</text:p>
          </table:table-cell>
          <table:table-cell office:value-type="string" calcext:value-type="string">
            <text:p>2021-07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53816" calcext:value-type="float">
            <text:p>16.05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403112421801</text:p>
          </table:table-cell>
          <table:table-cell office:value-type="string" calcext:value-type="string">
            <text:p>2021-07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56864" calcext:value-type="float">
            <text:p>16.05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403112421801</text:p>
          </table:table-cell>
          <table:table-cell office:value-type="string" calcext:value-type="string">
            <text:p>2021-07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50768" calcext:value-type="float">
            <text:p>16.05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403112421801</text:p>
          </table:table-cell>
          <table:table-cell office:value-type="string" calcext:value-type="string">
            <text:p>2021-07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53816" calcext:value-type="float">
            <text:p>16.05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403112421801</text:p>
          </table:table-cell>
          <table:table-cell office:value-type="string" calcext:value-type="string">
            <text:p>2021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56864" calcext:value-type="float">
            <text:p>16.05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403112421801</text:p>
          </table:table-cell>
          <table:table-cell office:value-type="string" calcext:value-type="string">
            <text:p>2021-06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50768" calcext:value-type="float">
            <text:p>16.05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403112421801</text:p>
          </table:table-cell>
          <table:table-cell office:value-type="string" calcext:value-type="string">
            <text:p>2021-06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44672" calcext:value-type="float">
            <text:p>16.04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403112421801</text:p>
          </table:table-cell>
          <table:table-cell office:value-type="string" calcext:value-type="string">
            <text:p>2021-06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41624" calcext:value-type="float">
            <text:p>16.04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403112421801</text:p>
          </table:table-cell>
          <table:table-cell office:value-type="string" calcext:value-type="string">
            <text:p>2021-06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44672" calcext:value-type="float">
            <text:p>16.04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403112421801</text:p>
          </table:table-cell>
          <table:table-cell office:value-type="string" calcext:value-type="string">
            <text:p>2021-06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53816" calcext:value-type="float">
            <text:p>16.05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403112421801</text:p>
          </table:table-cell>
          <table:table-cell office:value-type="string" calcext:value-type="string">
            <text:p>2021-06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59912" calcext:value-type="float">
            <text:p>16.05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403112421801</text:p>
          </table:table-cell>
          <table:table-cell office:value-type="string" calcext:value-type="string">
            <text:p>2021-06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6296" calcext:value-type="float">
            <text:p>16.06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403112421801</text:p>
          </table:table-cell>
          <table:table-cell office:value-type="string" calcext:value-type="string">
            <text:p>2021-06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6296" calcext:value-type="float">
            <text:p>16.06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403112421801</text:p>
          </table:table-cell>
          <table:table-cell office:value-type="string" calcext:value-type="string">
            <text:p>2021-06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66008" calcext:value-type="float">
            <text:p>16.066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403112421801</text:p>
          </table:table-cell>
          <table:table-cell office:value-type="string" calcext:value-type="string">
            <text:p>2021-06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44672" calcext:value-type="float">
            <text:p>16.04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403112421801</text:p>
          </table:table-cell>
          <table:table-cell office:value-type="string" calcext:value-type="string">
            <text:p>2021-06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44672" calcext:value-type="float">
            <text:p>16.04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403112421801</text:p>
          </table:table-cell>
          <table:table-cell office:value-type="string" calcext:value-type="string">
            <text:p>2021-06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50768" calcext:value-type="float">
            <text:p>16.05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403112421801</text:p>
          </table:table-cell>
          <table:table-cell office:value-type="string" calcext:value-type="string">
            <text:p>2021-06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6296" calcext:value-type="float">
            <text:p>16.06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403112421801</text:p>
          </table:table-cell>
          <table:table-cell office:value-type="string" calcext:value-type="string">
            <text:p>2021-06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75152" calcext:value-type="float">
            <text:p>16.07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403112421801</text:p>
          </table:table-cell>
          <table:table-cell office:value-type="string" calcext:value-type="string">
            <text:p>2021-06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87344" calcext:value-type="float">
            <text:p>16.08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403112421801</text:p>
          </table:table-cell>
          <table:table-cell office:value-type="string" calcext:value-type="string">
            <text:p>2021-06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75152" calcext:value-type="float">
            <text:p>16.07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403112421801</text:p>
          </table:table-cell>
          <table:table-cell office:value-type="string" calcext:value-type="string">
            <text:p>2021-06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4772" calcext:value-type="float">
            <text:p>16.04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403112421801</text:p>
          </table:table-cell>
          <table:table-cell office:value-type="string" calcext:value-type="string">
            <text:p>2021-06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44672" calcext:value-type="float">
            <text:p>16.04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403112421801</text:p>
          </table:table-cell>
          <table:table-cell office:value-type="string" calcext:value-type="string">
            <text:p>2021-06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44672" calcext:value-type="float">
            <text:p>16.04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403112421801</text:p>
          </table:table-cell>
          <table:table-cell office:value-type="string" calcext:value-type="string">
            <text:p>2021-06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4772" calcext:value-type="float">
            <text:p>16.04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403112421801</text:p>
          </table:table-cell>
          <table:table-cell office:value-type="string" calcext:value-type="string">
            <text:p>2021-06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53816" calcext:value-type="float">
            <text:p>16.05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403112421801</text:p>
          </table:table-cell>
          <table:table-cell office:value-type="string" calcext:value-type="string">
            <text:p>2021-06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44672" calcext:value-type="float">
            <text:p>16.04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403112421801</text:p>
          </table:table-cell>
          <table:table-cell office:value-type="string" calcext:value-type="string">
            <text:p>2021-06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35528" calcext:value-type="float">
            <text:p>16.03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403112421801</text:p>
          </table:table-cell>
          <table:table-cell office:value-type="string" calcext:value-type="string">
            <text:p>2021-06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35528" calcext:value-type="float">
            <text:p>16.03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403112421801</text:p>
          </table:table-cell>
          <table:table-cell office:value-type="string" calcext:value-type="string">
            <text:p>2021-06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41624" calcext:value-type="float">
            <text:p>16.04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403112421801</text:p>
          </table:table-cell>
          <table:table-cell office:value-type="string" calcext:value-type="string">
            <text:p>2021-06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44672" calcext:value-type="float">
            <text:p>16.04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403112421801</text:p>
          </table:table-cell>
          <table:table-cell office:value-type="string" calcext:value-type="string">
            <text:p>2021-06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38576" calcext:value-type="float">
            <text:p>16.03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403112421801</text:p>
          </table:table-cell>
          <table:table-cell office:value-type="string" calcext:value-type="string">
            <text:p>2021-06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41624" calcext:value-type="float">
            <text:p>16.04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403112421801</text:p>
          </table:table-cell>
          <table:table-cell office:value-type="string" calcext:value-type="string">
            <text:p>2021-06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50768" calcext:value-type="float">
            <text:p>16.05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403112421801</text:p>
          </table:table-cell>
          <table:table-cell office:value-type="string" calcext:value-type="string">
            <text:p>2021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44672" calcext:value-type="float">
            <text:p>16.04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403112421801</text:p>
          </table:table-cell>
          <table:table-cell office:value-type="string" calcext:value-type="string">
            <text:p>2021-05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35528" calcext:value-type="float">
            <text:p>16.03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403112421801</text:p>
          </table:table-cell>
          <table:table-cell office:value-type="string" calcext:value-type="string">
            <text:p>2021-05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38576" calcext:value-type="float">
            <text:p>16.03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403112421801</text:p>
          </table:table-cell>
          <table:table-cell office:value-type="string" calcext:value-type="string">
            <text:p>2021-05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44672" calcext:value-type="float">
            <text:p>16.04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403112421801</text:p>
          </table:table-cell>
          <table:table-cell office:value-type="string" calcext:value-type="string">
            <text:p>2021-05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4772" calcext:value-type="float">
            <text:p>16.04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403112421801</text:p>
          </table:table-cell>
          <table:table-cell office:value-type="string" calcext:value-type="string">
            <text:p>2021-05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50768" calcext:value-type="float">
            <text:p>16.05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403112421801</text:p>
          </table:table-cell>
          <table:table-cell office:value-type="string" calcext:value-type="string">
            <text:p>2021-05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4772" calcext:value-type="float">
            <text:p>16.04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403112421801</text:p>
          </table:table-cell>
          <table:table-cell office:value-type="string" calcext:value-type="string">
            <text:p>2021-05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50768" calcext:value-type="float">
            <text:p>16.05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403112421801</text:p>
          </table:table-cell>
          <table:table-cell office:value-type="string" calcext:value-type="string">
            <text:p>2021-05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50768" calcext:value-type="float">
            <text:p>16.05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403112421801</text:p>
          </table:table-cell>
          <table:table-cell office:value-type="string" calcext:value-type="string">
            <text:p>2021-05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38576" calcext:value-type="float">
            <text:p>16.03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403112421801</text:p>
          </table:table-cell>
          <table:table-cell office:value-type="string" calcext:value-type="string">
            <text:p>2021-05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23336" calcext:value-type="float">
            <text:p>16.02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403112421801</text:p>
          </table:table-cell>
          <table:table-cell office:value-type="string" calcext:value-type="string">
            <text:p>2021-05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1724" calcext:value-type="float">
            <text:p>16.01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403112421801</text:p>
          </table:table-cell>
          <table:table-cell office:value-type="string" calcext:value-type="string">
            <text:p>2021-05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26384" calcext:value-type="float">
            <text:p>16.02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403112421801</text:p>
          </table:table-cell>
          <table:table-cell office:value-type="string" calcext:value-type="string">
            <text:p>2021-05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29432" calcext:value-type="float">
            <text:p>16.029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403112421801</text:p>
          </table:table-cell>
          <table:table-cell office:value-type="string" calcext:value-type="string">
            <text:p>2021-05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3248" calcext:value-type="float">
            <text:p>16.03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403112421801</text:p>
          </table:table-cell>
          <table:table-cell office:value-type="string" calcext:value-type="string">
            <text:p>2021-05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29432" calcext:value-type="float">
            <text:p>16.029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403112421801</text:p>
          </table:table-cell>
          <table:table-cell office:value-type="string" calcext:value-type="string">
            <text:p>2021-05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29432" calcext:value-type="float">
            <text:p>16.029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403112421801</text:p>
          </table:table-cell>
          <table:table-cell office:value-type="string" calcext:value-type="string">
            <text:p>2021-05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41624" calcext:value-type="float">
            <text:p>16.04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403112421801</text:p>
          </table:table-cell>
          <table:table-cell office:value-type="string" calcext:value-type="string">
            <text:p>2021-05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50768" calcext:value-type="float">
            <text:p>16.05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403112421801</text:p>
          </table:table-cell>
          <table:table-cell office:value-type="string" calcext:value-type="string">
            <text:p>2021-05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53816" calcext:value-type="float">
            <text:p>16.05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403112421801</text:p>
          </table:table-cell>
          <table:table-cell office:value-type="string" calcext:value-type="string">
            <text:p>2021-05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38576" calcext:value-type="float">
            <text:p>16.03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403112421801</text:p>
          </table:table-cell>
          <table:table-cell office:value-type="string" calcext:value-type="string">
            <text:p>2021-05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3248" calcext:value-type="float">
            <text:p>16.03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403112421801</text:p>
          </table:table-cell>
          <table:table-cell office:value-type="string" calcext:value-type="string">
            <text:p>2021-05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3248" calcext:value-type="float">
            <text:p>16.03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403112421801</text:p>
          </table:table-cell>
          <table:table-cell office:value-type="string" calcext:value-type="string">
            <text:p>2021-05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35528" calcext:value-type="float">
            <text:p>16.03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403112421801</text:p>
          </table:table-cell>
          <table:table-cell office:value-type="string" calcext:value-type="string">
            <text:p>2021-05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41624" calcext:value-type="float">
            <text:p>16.04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403112421801</text:p>
          </table:table-cell>
          <table:table-cell office:value-type="string" calcext:value-type="string">
            <text:p>2021-05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53816" calcext:value-type="float">
            <text:p>16.05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403112421801</text:p>
          </table:table-cell>
          <table:table-cell office:value-type="string" calcext:value-type="string">
            <text:p>2021-05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53816" calcext:value-type="float">
            <text:p>16.05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403112421801</text:p>
          </table:table-cell>
          <table:table-cell office:value-type="string" calcext:value-type="string">
            <text:p>2021-05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44672" calcext:value-type="float">
            <text:p>16.04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403112421801</text:p>
          </table:table-cell>
          <table:table-cell office:value-type="string" calcext:value-type="string">
            <text:p>2021-05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26384" calcext:value-type="float">
            <text:p>16.02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403112421801</text:p>
          </table:table-cell>
          <table:table-cell office:value-type="string" calcext:value-type="string">
            <text:p>2021-05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1724" calcext:value-type="float">
            <text:p>16.01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403112421801</text:p>
          </table:table-cell>
          <table:table-cell office:value-type="string" calcext:value-type="string">
            <text:p>2021-05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41624" calcext:value-type="float">
            <text:p>16.04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403112421801</text:p>
          </table:table-cell>
          <table:table-cell office:value-type="string" calcext:value-type="string">
            <text:p>2021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6296" calcext:value-type="float">
            <text:p>16.06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403112421801</text:p>
          </table:table-cell>
          <table:table-cell office:value-type="string" calcext:value-type="string">
            <text:p>2021-04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69056" calcext:value-type="float">
            <text:p>16.06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403112421801</text:p>
          </table:table-cell>
          <table:table-cell office:value-type="string" calcext:value-type="string">
            <text:p>2021-04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50768" calcext:value-type="float">
            <text:p>16.05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403112421801</text:p>
          </table:table-cell>
          <table:table-cell office:value-type="string" calcext:value-type="string">
            <text:p>2021-04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3248" calcext:value-type="float">
            <text:p>16.03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403112421801</text:p>
          </table:table-cell>
          <table:table-cell office:value-type="string" calcext:value-type="string">
            <text:p>2021-04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3248" calcext:value-type="float">
            <text:p>16.03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403112421801</text:p>
          </table:table-cell>
          <table:table-cell office:value-type="string" calcext:value-type="string">
            <text:p>2021-04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41624" calcext:value-type="float">
            <text:p>16.04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403112421801</text:p>
          </table:table-cell>
          <table:table-cell office:value-type="string" calcext:value-type="string">
            <text:p>2021-04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56864" calcext:value-type="float">
            <text:p>16.05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403112421801</text:p>
          </table:table-cell>
          <table:table-cell office:value-type="string" calcext:value-type="string">
            <text:p>2021-04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59912" calcext:value-type="float">
            <text:p>16.05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403112421801</text:p>
          </table:table-cell>
          <table:table-cell office:value-type="string" calcext:value-type="string">
            <text:p>2021-04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59912" calcext:value-type="float">
            <text:p>16.05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403112421801</text:p>
          </table:table-cell>
          <table:table-cell office:value-type="string" calcext:value-type="string">
            <text:p>2021-04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72104" calcext:value-type="float">
            <text:p>16.07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403112421801</text:p>
          </table:table-cell>
          <table:table-cell office:value-type="string" calcext:value-type="string">
            <text:p>2021-04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66008" calcext:value-type="float">
            <text:p>16.066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403112421801</text:p>
          </table:table-cell>
          <table:table-cell office:value-type="string" calcext:value-type="string">
            <text:p>2021-04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44672" calcext:value-type="float">
            <text:p>16.04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403112421801</text:p>
          </table:table-cell>
          <table:table-cell office:value-type="string" calcext:value-type="string">
            <text:p>2021-04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44672" calcext:value-type="float">
            <text:p>16.04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403112421801</text:p>
          </table:table-cell>
          <table:table-cell office:value-type="string" calcext:value-type="string">
            <text:p>2021-04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38576" calcext:value-type="float">
            <text:p>16.03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403112421801</text:p>
          </table:table-cell>
          <table:table-cell office:value-type="string" calcext:value-type="string">
            <text:p>2021-04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3248" calcext:value-type="float">
            <text:p>16.03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403112421801</text:p>
          </table:table-cell>
          <table:table-cell office:value-type="string" calcext:value-type="string">
            <text:p>2021-04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26384" calcext:value-type="float">
            <text:p>16.02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403112421801</text:p>
          </table:table-cell>
          <table:table-cell office:value-type="string" calcext:value-type="string">
            <text:p>2021-04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20288" calcext:value-type="float">
            <text:p>16.02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403112421801</text:p>
          </table:table-cell>
          <table:table-cell office:value-type="string" calcext:value-type="string">
            <text:p>2021-04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1724" calcext:value-type="float">
            <text:p>16.01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403112421801</text:p>
          </table:table-cell>
          <table:table-cell office:value-type="string" calcext:value-type="string">
            <text:p>2021-04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20288" calcext:value-type="float">
            <text:p>16.02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403112421801</text:p>
          </table:table-cell>
          <table:table-cell office:value-type="string" calcext:value-type="string">
            <text:p>2021-04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20288" calcext:value-type="float">
            <text:p>16.02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403112421801</text:p>
          </table:table-cell>
          <table:table-cell office:value-type="string" calcext:value-type="string">
            <text:p>2021-04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29432" calcext:value-type="float">
            <text:p>16.029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403112421801</text:p>
          </table:table-cell>
          <table:table-cell office:value-type="string" calcext:value-type="string">
            <text:p>2021-04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35528" calcext:value-type="float">
            <text:p>16.03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403112421801</text:p>
          </table:table-cell>
          <table:table-cell office:value-type="string" calcext:value-type="string">
            <text:p>2021-04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3248" calcext:value-type="float">
            <text:p>16.03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403112421801</text:p>
          </table:table-cell>
          <table:table-cell office:value-type="string" calcext:value-type="string">
            <text:p>2021-04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4772" calcext:value-type="float">
            <text:p>16.04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403112421801</text:p>
          </table:table-cell>
          <table:table-cell office:value-type="string" calcext:value-type="string">
            <text:p>2021-04-06 21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3248" calcext:value-type="float">
            <text:p>16.03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403112421801</text:p>
          </table:table-cell>
          <table:table-cell office:value-type="string" calcext:value-type="string">
            <text:p>2021-04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20288" calcext:value-type="float">
            <text:p>16.02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403112421801</text:p>
          </table:table-cell>
          <table:table-cell office:value-type="string" calcext:value-type="string">
            <text:p>2021-04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44672" calcext:value-type="float">
            <text:p>16.04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403112421801</text:p>
          </table:table-cell>
          <table:table-cell office:value-type="string" calcext:value-type="string">
            <text:p>2021-04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4772" calcext:value-type="float">
            <text:p>16.04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403112421801</text:p>
          </table:table-cell>
          <table:table-cell office:value-type="string" calcext:value-type="string">
            <text:p>2021-04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41624" calcext:value-type="float">
            <text:p>16.04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403112421801</text:p>
          </table:table-cell>
          <table:table-cell office:value-type="string" calcext:value-type="string">
            <text:p>2021-04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44672" calcext:value-type="float">
            <text:p>16.04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403112421801</text:p>
          </table:table-cell>
          <table:table-cell office:value-type="string" calcext:value-type="string">
            <text:p>2021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6296" calcext:value-type="float">
            <text:p>16.06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403112421801</text:p>
          </table:table-cell>
          <table:table-cell office:value-type="string" calcext:value-type="string">
            <text:p>2021-03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3248" calcext:value-type="float">
            <text:p>16.03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403112421801</text:p>
          </table:table-cell>
          <table:table-cell office:value-type="string" calcext:value-type="string">
            <text:p>2021-03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26384" calcext:value-type="float">
            <text:p>16.02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403112421801</text:p>
          </table:table-cell>
          <table:table-cell office:value-type="string" calcext:value-type="string">
            <text:p>2021-03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59912" calcext:value-type="float">
            <text:p>16.05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403112421801</text:p>
          </table:table-cell>
          <table:table-cell office:value-type="string" calcext:value-type="string">
            <text:p>2021-03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50768" calcext:value-type="float">
            <text:p>16.05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403112421801</text:p>
          </table:table-cell>
          <table:table-cell office:value-type="string" calcext:value-type="string">
            <text:p>2021-03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20288" calcext:value-type="float">
            <text:p>16.02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403112421801</text:p>
          </table:table-cell>
          <table:table-cell office:value-type="string" calcext:value-type="string">
            <text:p>2021-03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05048" calcext:value-type="float">
            <text:p>16.00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403112421801</text:p>
          </table:table-cell>
          <table:table-cell office:value-type="string" calcext:value-type="string">
            <text:p>2021-03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11144" calcext:value-type="float">
            <text:p>16.01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403112421801</text:p>
          </table:table-cell>
          <table:table-cell office:value-type="string" calcext:value-type="string">
            <text:p>2021-03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05048" calcext:value-type="float">
            <text:p>16.00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403112421801</text:p>
          </table:table-cell>
          <table:table-cell office:value-type="string" calcext:value-type="string">
            <text:p>2021-03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26384" calcext:value-type="float">
            <text:p>16.02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403112421801</text:p>
          </table:table-cell>
          <table:table-cell office:value-type="string" calcext:value-type="string">
            <text:p>2021-03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29432" calcext:value-type="float">
            <text:p>16.029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403112421801</text:p>
          </table:table-cell>
          <table:table-cell office:value-type="string" calcext:value-type="string">
            <text:p>2021-03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38576" calcext:value-type="float">
            <text:p>16.03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403112421801</text:p>
          </table:table-cell>
          <table:table-cell office:value-type="string" calcext:value-type="string">
            <text:p>2021-03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4772" calcext:value-type="float">
            <text:p>16.04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403112421801</text:p>
          </table:table-cell>
          <table:table-cell office:value-type="string" calcext:value-type="string">
            <text:p>2021-03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4772" calcext:value-type="float">
            <text:p>16.04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403112421801</text:p>
          </table:table-cell>
          <table:table-cell office:value-type="string" calcext:value-type="string">
            <text:p>2021-03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44672" calcext:value-type="float">
            <text:p>16.04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403112421801</text:p>
          </table:table-cell>
          <table:table-cell office:value-type="string" calcext:value-type="string">
            <text:p>2021-03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20288" calcext:value-type="float">
            <text:p>16.02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403112421801</text:p>
          </table:table-cell>
          <table:table-cell office:value-type="string" calcext:value-type="string">
            <text:p>2021-03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20288" calcext:value-type="float">
            <text:p>16.02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403112421801</text:p>
          </table:table-cell>
          <table:table-cell office:value-type="string" calcext:value-type="string">
            <text:p>2021-03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41624" calcext:value-type="float">
            <text:p>16.04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403112421801</text:p>
          </table:table-cell>
          <table:table-cell office:value-type="string" calcext:value-type="string">
            <text:p>2021-03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38576" calcext:value-type="float">
            <text:p>16.03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403112421801</text:p>
          </table:table-cell>
          <table:table-cell office:value-type="string" calcext:value-type="string">
            <text:p>2021-03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35528" calcext:value-type="float">
            <text:p>16.03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403112421801</text:p>
          </table:table-cell>
          <table:table-cell office:value-type="string" calcext:value-type="string">
            <text:p>2021-03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35528" calcext:value-type="float">
            <text:p>16.03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403112421801</text:p>
          </table:table-cell>
          <table:table-cell office:value-type="string" calcext:value-type="string">
            <text:p>2021-03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3248" calcext:value-type="float">
            <text:p>16.03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403112421801</text:p>
          </table:table-cell>
          <table:table-cell office:value-type="string" calcext:value-type="string">
            <text:p>2021-03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35528" calcext:value-type="float">
            <text:p>16.03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403112421801</text:p>
          </table:table-cell>
          <table:table-cell office:value-type="string" calcext:value-type="string">
            <text:p>2021-03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4772" calcext:value-type="float">
            <text:p>16.04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403112421801</text:p>
          </table:table-cell>
          <table:table-cell office:value-type="string" calcext:value-type="string">
            <text:p>2021-03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4772" calcext:value-type="float">
            <text:p>16.04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403112421801</text:p>
          </table:table-cell>
          <table:table-cell office:value-type="string" calcext:value-type="string">
            <text:p>2021-03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44672" calcext:value-type="float">
            <text:p>16.04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403112421801</text:p>
          </table:table-cell>
          <table:table-cell office:value-type="string" calcext:value-type="string">
            <text:p>2021-03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6296" calcext:value-type="float">
            <text:p>16.06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403112421801</text:p>
          </table:table-cell>
          <table:table-cell office:value-type="string" calcext:value-type="string">
            <text:p>2021-03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59912" calcext:value-type="float">
            <text:p>16.05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403112421801</text:p>
          </table:table-cell>
          <table:table-cell office:value-type="string" calcext:value-type="string">
            <text:p>2021-03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3248" calcext:value-type="float">
            <text:p>16.03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403112421801</text:p>
          </table:table-cell>
          <table:table-cell office:value-type="string" calcext:value-type="string">
            <text:p>2021-03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4772" calcext:value-type="float">
            <text:p>16.04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403112421801</text:p>
          </table:table-cell>
          <table:table-cell office:value-type="string" calcext:value-type="string">
            <text:p>2021-03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69056" calcext:value-type="float">
            <text:p>16.06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403112421801</text:p>
          </table:table-cell>
          <table:table-cell office:value-type="string" calcext:value-type="string">
            <text:p>2021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56864" calcext:value-type="float">
            <text:p>16.05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403112421801</text:p>
          </table:table-cell>
          <table:table-cell office:value-type="string" calcext:value-type="string">
            <text:p>2021-0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29432" calcext:value-type="float">
            <text:p>16.029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403112421801</text:p>
          </table:table-cell>
          <table:table-cell office:value-type="string" calcext:value-type="string">
            <text:p>2021-0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38576" calcext:value-type="float">
            <text:p>16.03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403112421801</text:p>
          </table:table-cell>
          <table:table-cell office:value-type="string" calcext:value-type="string">
            <text:p>2021-0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50768" calcext:value-type="float">
            <text:p>16.05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403112421801</text:p>
          </table:table-cell>
          <table:table-cell office:value-type="string" calcext:value-type="string">
            <text:p>2021-0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4772" calcext:value-type="float">
            <text:p>16.04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403112421801</text:p>
          </table:table-cell>
          <table:table-cell office:value-type="string" calcext:value-type="string">
            <text:p>2021-0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50768" calcext:value-type="float">
            <text:p>16.05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403112421801</text:p>
          </table:table-cell>
          <table:table-cell office:value-type="string" calcext:value-type="string">
            <text:p>2021-0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72104" calcext:value-type="float">
            <text:p>16.07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403112421801</text:p>
          </table:table-cell>
          <table:table-cell office:value-type="string" calcext:value-type="string">
            <text:p>2021-0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72104" calcext:value-type="float">
            <text:p>16.07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403112421801</text:p>
          </table:table-cell>
          <table:table-cell office:value-type="string" calcext:value-type="string">
            <text:p>2021-0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44672" calcext:value-type="float">
            <text:p>16.04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403112421801</text:p>
          </table:table-cell>
          <table:table-cell office:value-type="string" calcext:value-type="string">
            <text:p>2021-0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66008" calcext:value-type="float">
            <text:p>16.066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403112421801</text:p>
          </table:table-cell>
          <table:table-cell office:value-type="string" calcext:value-type="string">
            <text:p>2021-0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66008" calcext:value-type="float">
            <text:p>16.066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403112421801</text:p>
          </table:table-cell>
          <table:table-cell office:value-type="string" calcext:value-type="string">
            <text:p>2021-0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3248" calcext:value-type="float">
            <text:p>16.03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403112421801</text:p>
          </table:table-cell>
          <table:table-cell office:value-type="string" calcext:value-type="string">
            <text:p>2021-0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1724" calcext:value-type="float">
            <text:p>16.01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403112421801</text:p>
          </table:table-cell>
          <table:table-cell office:value-type="string" calcext:value-type="string">
            <text:p>2021-0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26384" calcext:value-type="float">
            <text:p>16.02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403112421801</text:p>
          </table:table-cell>
          <table:table-cell office:value-type="string" calcext:value-type="string">
            <text:p>2021-0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14192" calcext:value-type="float">
            <text:p>16.01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403112421801</text:p>
          </table:table-cell>
          <table:table-cell office:value-type="string" calcext:value-type="string">
            <text:p>2021-0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08096" calcext:value-type="float">
            <text:p>16.00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403112421801</text:p>
          </table:table-cell>
          <table:table-cell office:value-type="string" calcext:value-type="string">
            <text:p>2021-0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20288" calcext:value-type="float">
            <text:p>16.02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403112421801</text:p>
          </table:table-cell>
          <table:table-cell office:value-type="string" calcext:value-type="string">
            <text:p>2021-0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38576" calcext:value-type="float">
            <text:p>16.03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403112421801</text:p>
          </table:table-cell>
          <table:table-cell office:value-type="string" calcext:value-type="string">
            <text:p>2021-0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35528" calcext:value-type="float">
            <text:p>16.03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403112421801</text:p>
          </table:table-cell>
          <table:table-cell office:value-type="string" calcext:value-type="string">
            <text:p>2021-0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38576" calcext:value-type="float">
            <text:p>16.03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403112421801</text:p>
          </table:table-cell>
          <table:table-cell office:value-type="string" calcext:value-type="string">
            <text:p>2021-0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38576" calcext:value-type="float">
            <text:p>16.03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403112421801</text:p>
          </table:table-cell>
          <table:table-cell office:value-type="string" calcext:value-type="string">
            <text:p>2021-0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35528" calcext:value-type="float">
            <text:p>16.03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403112421801</text:p>
          </table:table-cell>
          <table:table-cell office:value-type="string" calcext:value-type="string">
            <text:p>2021-0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44672" calcext:value-type="float">
            <text:p>16.04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403112421801</text:p>
          </table:table-cell>
          <table:table-cell office:value-type="string" calcext:value-type="string">
            <text:p>2021-0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41624" calcext:value-type="float">
            <text:p>16.04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403112421801</text:p>
          </table:table-cell>
          <table:table-cell office:value-type="string" calcext:value-type="string">
            <text:p>2021-0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41624" calcext:value-type="float">
            <text:p>16.04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403112421801</text:p>
          </table:table-cell>
          <table:table-cell office:value-type="string" calcext:value-type="string">
            <text:p>2021-0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35528" calcext:value-type="float">
            <text:p>16.03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403112421801</text:p>
          </table:table-cell>
          <table:table-cell office:value-type="string" calcext:value-type="string">
            <text:p>2021-0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4772" calcext:value-type="float">
            <text:p>16.04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403112421801</text:p>
          </table:table-cell>
          <table:table-cell office:value-type="string" calcext:value-type="string">
            <text:p>2021-0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53816" calcext:value-type="float">
            <text:p>16.05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403112421801</text:p>
          </table:table-cell>
          <table:table-cell office:value-type="string" calcext:value-type="string">
            <text:p>2021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56864" calcext:value-type="float">
            <text:p>16.05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403112421801</text:p>
          </table:table-cell>
          <table:table-cell office:value-type="string" calcext:value-type="string">
            <text:p>2021-0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41624" calcext:value-type="float">
            <text:p>16.04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403112421801</text:p>
          </table:table-cell>
          <table:table-cell office:value-type="string" calcext:value-type="string">
            <text:p>2021-0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14192" calcext:value-type="float">
            <text:p>16.01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403112421801</text:p>
          </table:table-cell>
          <table:table-cell office:value-type="string" calcext:value-type="string">
            <text:p>2021-0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29432" calcext:value-type="float">
            <text:p>16.029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403112421801</text:p>
          </table:table-cell>
          <table:table-cell office:value-type="string" calcext:value-type="string">
            <text:p>2021-0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38576" calcext:value-type="float">
            <text:p>16.03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403112421801</text:p>
          </table:table-cell>
          <table:table-cell office:value-type="string" calcext:value-type="string">
            <text:p>2021-0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02" calcext:value-type="float">
            <text:p>16.0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403112421801</text:p>
          </table:table-cell>
          <table:table-cell office:value-type="string" calcext:value-type="string">
            <text:p>2021-0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95904" calcext:value-type="float">
            <text:p>15.99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403112421801</text:p>
          </table:table-cell>
          <table:table-cell office:value-type="string" calcext:value-type="string">
            <text:p>2021-0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11144" calcext:value-type="float">
            <text:p>16.01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403112421801</text:p>
          </table:table-cell>
          <table:table-cell office:value-type="string" calcext:value-type="string">
            <text:p>2021-0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23336" calcext:value-type="float">
            <text:p>16.02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403112421801</text:p>
          </table:table-cell>
          <table:table-cell office:value-type="string" calcext:value-type="string">
            <text:p>2021-0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38576" calcext:value-type="float">
            <text:p>16.03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403112421801</text:p>
          </table:table-cell>
          <table:table-cell office:value-type="string" calcext:value-type="string">
            <text:p>2021-0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53816" calcext:value-type="float">
            <text:p>16.05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403112421801</text:p>
          </table:table-cell>
          <table:table-cell office:value-type="string" calcext:value-type="string">
            <text:p>2021-0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6296" calcext:value-type="float">
            <text:p>16.06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403112421801</text:p>
          </table:table-cell>
          <table:table-cell office:value-type="string" calcext:value-type="string">
            <text:p>2021-0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50768" calcext:value-type="float">
            <text:p>16.05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403112421801</text:p>
          </table:table-cell>
          <table:table-cell office:value-type="string" calcext:value-type="string">
            <text:p>2021-0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41624" calcext:value-type="float">
            <text:p>16.04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403112421801</text:p>
          </table:table-cell>
          <table:table-cell office:value-type="string" calcext:value-type="string">
            <text:p>2021-0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69056" calcext:value-type="float">
            <text:p>16.06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403112421801</text:p>
          </table:table-cell>
          <table:table-cell office:value-type="string" calcext:value-type="string">
            <text:p>2021-0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72104" calcext:value-type="float">
            <text:p>16.07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403112421801</text:p>
          </table:table-cell>
          <table:table-cell office:value-type="string" calcext:value-type="string">
            <text:p>2021-0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84296" calcext:value-type="float">
            <text:p>16.08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403112421801</text:p>
          </table:table-cell>
          <table:table-cell office:value-type="string" calcext:value-type="string">
            <text:p>2021-0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87344" calcext:value-type="float">
            <text:p>16.08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403112421801</text:p>
          </table:table-cell>
          <table:table-cell office:value-type="string" calcext:value-type="string">
            <text:p>2021-0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87344" calcext:value-type="float">
            <text:p>16.08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403112421801</text:p>
          </table:table-cell>
          <table:table-cell office:value-type="string" calcext:value-type="string">
            <text:p>2021-0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0392" calcext:value-type="float">
            <text:p>16.09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403112421801</text:p>
          </table:table-cell>
          <table:table-cell office:value-type="string" calcext:value-type="string">
            <text:p>2021-0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84296" calcext:value-type="float">
            <text:p>16.08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403112421801</text:p>
          </table:table-cell>
          <table:table-cell office:value-type="string" calcext:value-type="string">
            <text:p>2021-0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84296" calcext:value-type="float">
            <text:p>16.08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403112421801</text:p>
          </table:table-cell>
          <table:table-cell office:value-type="string" calcext:value-type="string">
            <text:p>2021-0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72104" calcext:value-type="float">
            <text:p>16.07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403112421801</text:p>
          </table:table-cell>
          <table:table-cell office:value-type="string" calcext:value-type="string">
            <text:p>2021-0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782" calcext:value-type="float">
            <text:p>16.07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403112421801</text:p>
          </table:table-cell>
          <table:table-cell office:value-type="string" calcext:value-type="string">
            <text:p>2021-0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84296" calcext:value-type="float">
            <text:p>16.08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403112421801</text:p>
          </table:table-cell>
          <table:table-cell office:value-type="string" calcext:value-type="string">
            <text:p>2021-0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0392" calcext:value-type="float">
            <text:p>16.09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403112421801</text:p>
          </table:table-cell>
          <table:table-cell office:value-type="string" calcext:value-type="string">
            <text:p>2021-0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0392" calcext:value-type="float">
            <text:p>16.09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403112421801</text:p>
          </table:table-cell>
          <table:table-cell office:value-type="string" calcext:value-type="string">
            <text:p>2021-0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9536" calcext:value-type="float">
            <text:p>16.09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403112421801</text:p>
          </table:table-cell>
          <table:table-cell office:value-type="string" calcext:value-type="string">
            <text:p>2021-0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11728" calcext:value-type="float">
            <text:p>16.111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403112421801</text:p>
          </table:table-cell>
          <table:table-cell office:value-type="string" calcext:value-type="string">
            <text:p>2021-0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6488" calcext:value-type="float">
            <text:p>16.096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403112421801</text:p>
          </table:table-cell>
          <table:table-cell office:value-type="string" calcext:value-type="string">
            <text:p>2021-0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6296" calcext:value-type="float">
            <text:p>16.06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403112421801</text:p>
          </table:table-cell>
          <table:table-cell office:value-type="string" calcext:value-type="string">
            <text:p>2020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59912" calcext:value-type="float">
            <text:p>16.05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403112421801</text:p>
          </table:table-cell>
          <table:table-cell office:value-type="string" calcext:value-type="string">
            <text:p>2020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34994285714" calcext:value-type="float">
            <text:p>16.13349942857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403112421801</text:p>
          </table:table-cell>
          <table:table-cell office:value-type="string" calcext:value-type="string">
            <text:p>2020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089848" calcext:value-type="float">
            <text:p>16.108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403112421801</text:p>
          </table:table-cell>
          <table:table-cell office:value-type="string" calcext:value-type="string">
            <text:p>2020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99292903226" calcext:value-type="float">
            <text:p>16.09992929032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403112421801</text:p>
          </table:table-cell>
          <table:table-cell office:value-type="string" calcext:value-type="string">
            <text:p>2020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046795" calcext:value-type="float">
            <text:p>16.104679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403112421801</text:p>
          </table:table-cell>
          <table:table-cell office:value-type="string" calcext:value-type="string">
            <text:p>2020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89264" calcext:value-type="float">
            <text:p>16.098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403112421801</text:p>
          </table:table-cell>
          <table:table-cell office:value-type="string" calcext:value-type="string">
            <text:p>2020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000276129032" calcext:value-type="float">
            <text:p>16.100027612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403112421801</text:p>
          </table:table-cell>
          <table:table-cell office:value-type="string" calcext:value-type="string">
            <text:p>2020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882289032258" calcext:value-type="float">
            <text:p>16.08822890322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403112421801</text:p>
          </table:table-cell>
          <table:table-cell office:value-type="string" calcext:value-type="string">
            <text:p>2020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238216774194" calcext:value-type="float">
            <text:p>16.12382167741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403112421801</text:p>
          </table:table-cell>
          <table:table-cell office:value-type="string" calcext:value-type="string">
            <text:p>2020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556192" calcext:value-type="float">
            <text:p>16.1556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403112421801</text:p>
          </table:table-cell>
          <table:table-cell office:value-type="string" calcext:value-type="string">
            <text:p>2020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72802580645" calcext:value-type="float">
            <text:p>16.167280258064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403112421801</text:p>
          </table:table-cell>
          <table:table-cell office:value-type="string" calcext:value-type="string">
            <text:p>2019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769158709677" calcext:value-type="float">
            <text:p>16.176915870967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403112421801</text:p>
          </table:table-cell>
          <table:table-cell office:value-type="string" calcext:value-type="string">
            <text:p>2019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11296" calcext:value-type="float">
            <text:p>16.211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403112421801</text:p>
          </table:table-cell>
          <table:table-cell office:value-type="string" calcext:value-type="string">
            <text:p>2019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34575" calcext:value-type="float">
            <text:p>16.23345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403112421801</text:p>
          </table:table-cell>
          <table:table-cell office:value-type="string" calcext:value-type="string">
            <text:p>2019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13112" calcext:value-type="float">
            <text:p>16.2313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403112421801</text:p>
          </table:table-cell>
          <table:table-cell office:value-type="string" calcext:value-type="string">
            <text:p>2019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57127741936" calcext:value-type="float">
            <text:p>16.235712774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403112421801</text:p>
          </table:table-cell>
          <table:table-cell office:value-type="string" calcext:value-type="string">
            <text:p>2019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501661935484" calcext:value-type="float">
            <text:p>16.2501661935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403112421801</text:p>
          </table:table-cell>
          <table:table-cell office:value-type="string" calcext:value-type="string">
            <text:p>2019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445618064516" calcext:value-type="float">
            <text:p>16.2445618064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403112421801</text:p>
          </table:table-cell>
          <table:table-cell office:value-type="string" calcext:value-type="string">
            <text:p>2019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59094193548" calcext:value-type="float">
            <text:p>16.2359094193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403112421801</text:p>
          </table:table-cell>
          <table:table-cell office:value-type="string" calcext:value-type="string">
            <text:p>2019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65652" calcext:value-type="float">
            <text:p>16.2656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403112421801</text:p>
          </table:table-cell>
          <table:table-cell office:value-type="string" calcext:value-type="string">
            <text:p>2019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108005" calcext:value-type="float">
            <text:p>16.310800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403112421801</text:p>
          </table:table-cell>
          <table:table-cell office:value-type="string" calcext:value-type="string">
            <text:p>2019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504517142857" calcext:value-type="float">
            <text:p>16.350451714285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403112421801</text:p>
          </table:table-cell>
          <table:table-cell office:value-type="string" calcext:value-type="string">
            <text:p>2019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167246451613" calcext:value-type="float">
            <text:p>16.416724645161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403112421801</text:p>
          </table:table-cell>
          <table:table-cell office:value-type="string" calcext:value-type="string">
            <text:p>2018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965625806452" calcext:value-type="float">
            <text:p>16.4965625806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403112421801</text:p>
          </table:table-cell>
          <table:table-cell office:value-type="string" calcext:value-type="string">
            <text:p>2018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792656" calcext:value-type="float">
            <text:p>16.6792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403112421801</text:p>
          </table:table-cell>
          <table:table-cell office:value-type="string" calcext:value-type="string">
            <text:p>2018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7919475" calcext:value-type="float">
            <text:p>17.179194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403112421801</text:p>
          </table:table-cell>
          <table:table-cell office:value-type="string" calcext:value-type="string">
            <text:p>2018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83192" calcext:value-type="float">
            <text:p>17.438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403112421801</text:p>
          </table:table-cell>
          <table:table-cell office:value-type="string" calcext:value-type="string">
            <text:p>2018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42699354839" calcext:value-type="float">
            <text:p>18.014269935483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403112421801</text:p>
          </table:table-cell>
          <table:table-cell office:value-type="string" calcext:value-type="string">
            <text:p>2018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670691612903" calcext:value-type="float">
            <text:p>18.067069161290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403112421801</text:p>
          </table:table-cell>
          <table:table-cell office:value-type="string" calcext:value-type="string">
            <text:p>2018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8148" calcext:value-type="float">
            <text:p>17.948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403112421801</text:p>
          </table:table-cell>
          <table:table-cell office:value-type="string" calcext:value-type="string">
            <text:p>2018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72101" calcext:value-type="float">
            <text:p>17.57210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403112421801</text:p>
          </table:table-cell>
          <table:table-cell office:value-type="string" calcext:value-type="string">
            <text:p>2018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802032" calcext:value-type="float">
            <text:p>17.7802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403112421801</text:p>
          </table:table-cell>
          <table:table-cell office:value-type="string" calcext:value-type="string">
            <text:p>2018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023576774194" calcext:value-type="float">
            <text:p>16.60235767741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403112421801</text:p>
          </table:table-cell>
          <table:table-cell office:value-type="string" calcext:value-type="string">
            <text:p>2018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750637142857" calcext:value-type="float">
            <text:p>16.675063714285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403112421801</text:p>
          </table:table-cell>
          <table:table-cell office:value-type="string" calcext:value-type="string">
            <text:p>2018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0492" calcext:value-type="float">
            <text:p>16.50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403112421801</text:p>
          </table:table-cell>
          <table:table-cell office:value-type="string" calcext:value-type="string">
            <text:p>2017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566376774194" calcext:value-type="float">
            <text:p>16.55663767741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403112421801</text:p>
          </table:table-cell>
          <table:table-cell office:value-type="string" calcext:value-type="string">
            <text:p>2017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519352" calcext:value-type="float">
            <text:p>16.651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403112421801</text:p>
          </table:table-cell>
          <table:table-cell office:value-type="string" calcext:value-type="string">
            <text:p>2017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389904516129" calcext:value-type="float">
            <text:p>17.33899045161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403112421801</text:p>
          </table:table-cell>
          <table:table-cell office:value-type="string" calcext:value-type="string">
            <text:p>2017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45135483871" calcext:value-type="float">
            <text:p>17.554513548387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403112421801</text:p>
          </table:table-cell>
          <table:table-cell office:value-type="string" calcext:value-type="string">
            <text:p>2017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681295483871" calcext:value-type="float">
            <text:p>16.768129548387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403112421801</text:p>
          </table:table-cell>
          <table:table-cell office:value-type="string" calcext:value-type="string">
            <text:p>2017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537150967742" calcext:value-type="float">
            <text:p>17.75371509677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403112421801</text:p>
          </table:table-cell>
          <table:table-cell office:value-type="string" calcext:value-type="string">
            <text:p>2017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57677419355" calcext:value-type="float">
            <text:p>18.125767741935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403112421801</text:p>
          </table:table-cell>
          <table:table-cell office:value-type="string" calcext:value-type="string">
            <text:p>2017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58838709677" calcext:value-type="float">
            <text:p>17.825883870967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403112421801</text:p>
          </table:table-cell>
          <table:table-cell office:value-type="string" calcext:value-type="string">
            <text:p>2017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488088" calcext:value-type="float">
            <text:p>17.7488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403112421801</text:p>
          </table:table-cell>
          <table:table-cell office:value-type="string" calcext:value-type="string">
            <text:p>2017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855015" calcext:value-type="float">
            <text:p>16.585501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403112421801</text:p>
          </table:table-cell>
          <table:table-cell office:value-type="string" calcext:value-type="string">
            <text:p>2017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341334285714" calcext:value-type="float">
            <text:p>16.63413342857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403112421801</text:p>
          </table:table-cell>
          <table:table-cell office:value-type="string" calcext:value-type="string">
            <text:p>2017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974356129032" calcext:value-type="float">
            <text:p>16.697435612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403112421801</text:p>
          </table:table-cell>
          <table:table-cell office:value-type="string" calcext:value-type="string">
            <text:p>2016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787424516129" calcext:value-type="float">
            <text:p>16.87874245161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403112421801</text:p>
          </table:table-cell>
          <table:table-cell office:value-type="string" calcext:value-type="string">
            <text:p>2016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03736" calcext:value-type="float">
            <text:p>17.670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403112421801</text:p>
          </table:table-cell>
          <table:table-cell office:value-type="string" calcext:value-type="string">
            <text:p>2016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83606" calcext:value-type="float">
            <text:p>18.1836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403112421801</text:p>
          </table:table-cell>
          <table:table-cell office:value-type="string" calcext:value-type="string">
            <text:p>2016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4604" calcext:value-type="float">
            <text:p>17.846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403112421801</text:p>
          </table:table-cell>
          <table:table-cell office:value-type="string" calcext:value-type="string">
            <text:p>2016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33976" calcext:value-type="float">
            <text:p>17.333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403112421801</text:p>
          </table:table-cell>
          <table:table-cell office:value-type="string" calcext:value-type="string">
            <text:p>2015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76064" calcext:value-type="float">
            <text:p>17.276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403112421801</text:p>
          </table:table-cell>
          <table:table-cell office:value-type="string" calcext:value-type="string">
            <text:p>2015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85208" calcext:value-type="float">
            <text:p>17.285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403112421801</text:p>
          </table:table-cell>
          <table:table-cell office:value-type="string" calcext:value-type="string">
            <text:p>2014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80536" calcext:value-type="float">
            <text:p>16.48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403112421801</text:p>
          </table:table-cell>
          <table:table-cell office:value-type="string" calcext:value-type="string">
            <text:p>2014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11472" calcext:value-type="float">
            <text:p>17.111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23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716" meta:object-count="0"/>
    <meta:user-defined meta:name="AppVersion">3.0</meta:user-defined>
  </office:meta>
</office:document-meta>
</file>